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322814" officeooo:paragraph-rsid="00356a1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6f74e" officeooo:paragraph-rsid="00358e53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30d549" officeooo:paragraph-rsid="0013482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377290" officeooo:paragraph-rsid="0013482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139d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20530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046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4db34" officeooo:paragraph-rsid="00358e5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98a63" officeooo:paragraph-rsid="00298a6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97691" officeooo:paragraph-rsid="0035632e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322814" officeooo:paragraph-rsid="00298a63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21c264" officeooo:paragraph-rsid="00358e53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6a1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8e5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fa86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7729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34829" officeooo:paragraph-rsid="00134829"/>
    </style:style>
    <style:style style:name="P20" style:family="paragraph" style:parent-style-name="Standard">
      <style:paragraph-properties fo:text-align="justify" style:justify-single-word="false"/>
      <style:text-properties officeooo:rsid="00134829" officeooo:paragraph-rsid="00356a18"/>
    </style:style>
    <style:style style:name="P21" style:family="paragraph" style:parent-style-name="Standard">
      <style:paragraph-properties fo:text-align="justify" style:justify-single-word="false"/>
      <style:text-properties officeooo:rsid="00134829" officeooo:paragraph-rsid="00358e53"/>
    </style:style>
    <style:style style:name="P22" style:family="paragraph" style:parent-style-name="Standard">
      <style:paragraph-properties fo:text-align="justify" style:justify-single-word="false"/>
      <style:text-properties officeooo:rsid="00134829" officeooo:paragraph-rsid="001af3da"/>
    </style:style>
    <style:style style:name="P23" style:family="paragraph" style:parent-style-name="Standard">
      <style:paragraph-properties fo:text-align="justify" style:justify-single-word="false"/>
      <style:text-properties officeooo:rsid="00134829" officeooo:paragraph-rsid="002f949a"/>
    </style:style>
    <style:style style:name="P24" style:family="paragraph" style:parent-style-name="Standard">
      <style:paragraph-properties fo:text-align="justify" style:justify-single-word="false"/>
      <style:text-properties officeooo:rsid="00134829" officeooo:paragraph-rsid="00298a63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36d3d6"/>
    </style:style>
    <style:style style:name="P27" style:family="paragraph" style:parent-style-name="Standard">
      <style:paragraph-properties fo:text-align="justify" style:justify-single-word="false"/>
      <style:text-properties officeooo:paragraph-rsid="00358e53"/>
    </style:style>
    <style:style style:name="P28" style:family="paragraph" style:parent-style-name="Standard">
      <style:paragraph-properties fo:text-align="justify" style:justify-single-word="false"/>
      <style:text-properties officeooo:paragraph-rsid="0035632e"/>
    </style:style>
    <style:style style:name="P29" style:family="paragraph" style:parent-style-name="Standard">
      <style:paragraph-properties fo:text-align="justify" style:justify-single-word="false"/>
      <style:text-properties officeooo:paragraph-rsid="001fa861"/>
    </style:style>
    <style:style style:name="P30" style:family="paragraph" style:parent-style-name="Standard">
      <style:paragraph-properties fo:text-align="justify" style:justify-single-word="false"/>
      <style:text-properties officeooo:paragraph-rsid="002f949a"/>
    </style:style>
    <style:style style:name="P31" style:family="paragraph" style:parent-style-name="Standard">
      <style:paragraph-properties fo:text-align="justify" style:justify-single-word="false"/>
      <style:text-properties officeooo:paragraph-rsid="00134829"/>
    </style:style>
    <style:style style:name="P32" style:family="paragraph" style:parent-style-name="Standard">
      <style:paragraph-properties fo:text-align="justify" style:justify-single-word="false"/>
      <style:text-properties officeooo:paragraph-rsid="00298a63"/>
    </style:style>
    <style:style style:name="P33" style:family="paragraph" style:parent-style-name="Standard">
      <style:paragraph-properties fo:text-align="justify" style:justify-single-word="false"/>
      <style:text-properties officeooo:rsid="0021c264" officeooo:paragraph-rsid="00358e53"/>
    </style:style>
    <style:style style:name="P34" style:family="paragraph" style:parent-style-name="Standard">
      <style:paragraph-properties fo:text-align="justify" style:justify-single-word="false"/>
      <style:text-properties officeooo:rsid="001447cc" officeooo:paragraph-rsid="001447cc"/>
    </style:style>
    <style:style style:name="P35" style:family="paragraph" style:parent-style-name="Standard">
      <style:paragraph-properties fo:text-align="justify" style:justify-single-word="false"/>
      <style:text-properties officeooo:paragraph-rsid="003fd461"/>
    </style:style>
    <style:style style:name="P36" style:family="paragraph" style:parent-style-name="Standard">
      <style:paragraph-properties fo:text-align="justify" style:justify-single-word="false"/>
      <style:text-properties officeooo:paragraph-rsid="0040c743"/>
    </style:style>
    <style:style style:name="P37" style:family="paragraph" style:parent-style-name="Standard">
      <style:paragraph-properties fo:text-align="justify" style:justify-single-word="false"/>
      <style:text-properties officeooo:paragraph-rsid="001fa861"/>
    </style:style>
    <style:style style:name="P38" style:family="paragraph" style:parent-style-name="Standard">
      <style:paragraph-properties fo:text-align="justify" style:justify-single-word="false"/>
      <style:text-properties officeooo:paragraph-rsid="004202de"/>
    </style:style>
    <style:style style:name="P39" style:family="paragraph" style:parent-style-name="Standard">
      <style:paragraph-properties fo:text-align="justify" style:justify-single-word="false"/>
      <style:text-properties officeooo:paragraph-rsid="00134829"/>
    </style:style>
    <style:style style:name="P40" style:family="paragraph" style:parent-style-name="Standard">
      <style:paragraph-properties fo:text-align="justify" style:justify-single-word="false"/>
      <style:text-properties officeooo:rsid="001447cc" officeooo:paragraph-rsid="001447cc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4202d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20530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officeooo:rsid="00298a63" officeooo:paragraph-rsid="0046f25a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T1" style:family="text">
      <style:text-properties officeooo:rsid="00134829"/>
    </style:style>
    <style:style style:name="T2" style:family="text">
      <style:text-properties officeooo:rsid="001447cc"/>
    </style:style>
    <style:style style:name="T3" style:family="text">
      <style:text-properties officeooo:rsid="0019769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482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f3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7a368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officeooo:rsid="0019769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7691" style:font-style-asian="italic" style:font-style-complex="italic"/>
    </style:style>
    <style:style style:name="T11" style:family="text">
      <style:text-properties fo:font-style="italic" officeooo:rsid="00230ed4" style:font-style-asian="italic" style:font-style-complex="italic"/>
    </style:style>
    <style:style style:name="T12" style:family="text">
      <style:text-properties fo:font-style="italic" officeooo:rsid="0021c264" style:font-style-asian="italic" style:font-style-complex="italic"/>
    </style:style>
    <style:style style:name="T13" style:family="text">
      <style:text-properties fo:font-style="italic" officeooo:rsid="0024db34" style:font-style-asian="italic" style:font-style-complex="italic"/>
    </style:style>
    <style:style style:name="T14" style:family="text">
      <style:text-properties fo:font-style="italic" officeooo:rsid="0026f74e" style:font-style-asian="italic" style:font-style-complex="italic"/>
    </style:style>
    <style:style style:name="T15" style:family="text">
      <style:text-properties fo:font-style="italic" officeooo:rsid="0028a4e9" style:font-style-asian="italic" style:font-style-complex="italic"/>
    </style:style>
    <style:style style:name="T16" style:family="text">
      <style:text-properties fo:font-style="italic" officeooo:rsid="00298a63" style:font-style-asian="italic" style:font-style-complex="italic"/>
    </style:style>
    <style:style style:name="T17" style:family="text">
      <style:text-properties fo:font-style="italic" officeooo:rsid="00322814" style:font-style-asian="italic" style:font-style-complex="italic"/>
    </style:style>
    <style:style style:name="T18" style:family="text">
      <style:text-properties fo:font-style="italic" officeooo:rsid="00377290" style:font-style-asian="italic" style:font-style-complex="italic"/>
    </style:style>
    <style:style style:name="T19" style:family="text">
      <style:text-properties fo:font-style="italic" officeooo:rsid="003fd461" style:font-style-asian="italic" style:font-style-complex="italic"/>
    </style:style>
    <style:style style:name="T20" style:family="text">
      <style:text-properties fo:font-style="italic" officeooo:rsid="0040c743" style:font-style-asian="italic" style:font-style-complex="italic"/>
    </style:style>
    <style:style style:name="T21" style:family="text">
      <style:text-properties fo:font-style="italic" officeooo:rsid="004202de" style:font-style-asian="italic" style:font-style-complex="italic"/>
    </style:style>
    <style:style style:name="T22" style:family="text">
      <style:text-properties fo:font-style="italic" officeooo:rsid="0044f278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632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6f25a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79919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46f25a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5632e" style:font-style-asian="italic" style:font-weight-asian="normal" style:font-style-complex="italic" style:font-weight-complex="normal"/>
    </style:style>
    <style:style style:name="T30" style:family="text">
      <style:text-properties style:text-underline-style="solid" style:text-underline-width="auto" style:text-underline-color="font-color" officeooo:rsid="001447cc"/>
    </style:style>
    <style:style style:name="T31" style:family="text">
      <style:text-properties style:text-underline-style="solid" style:text-underline-width="auto" style:text-underline-color="font-color" officeooo:rsid="00197691"/>
    </style:style>
    <style:style style:name="T32" style:family="text">
      <style:text-properties fo:font-weight="normal" officeooo:rsid="0035632e" style:font-weight-asian="normal" style:font-weight-complex="normal"/>
    </style:style>
    <style:style style:name="T33" style:family="text">
      <style:text-properties fo:font-weight="normal" officeooo:rsid="0046f25a" style:font-weight-asian="normal" style:font-weight-complex="normal"/>
    </style:style>
    <style:style style:name="T34" style:family="text">
      <style:text-properties fo:font-weight="normal" officeooo:rsid="00479919" style:font-weight-asian="normal" style:font-weight-complex="normal"/>
    </style:style>
    <style:style style:name="T35" style:family="text">
      <style:text-properties fo:font-size="12pt" fo:font-style="italic" fo:font-weight="normal" officeooo:rsid="00197691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officeooo:rsid="00205307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officeooo:rsid="0021c264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normal" officeooo:rsid="0036d3d6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037729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3cd6b8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04202de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fo:font-weight="normal" officeooo:rsid="00377290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46f25a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weight="normal" officeooo:rsid="00197691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134829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1447cc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1fa861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05307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139d1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202d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f949a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30d549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3139d1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37729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43578b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46f25a" style:font-size-asian="10.5pt" style:font-weight-asian="normal" style:font-size-complex="12pt" style:font-weight-complex="normal"/>
    </style:style>
    <style:style style:name="T57" style:family="text">
      <style:text-properties fo:font-size="12pt" fo:font-style="normal" fo:font-weight="normal" officeooo:rsid="003139d1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322814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26f74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officeooo:rsid="001fa861"/>
    </style:style>
    <style:style style:name="T61" style:family="text">
      <style:text-properties officeooo:rsid="00205307"/>
    </style:style>
    <style:style style:name="T62" style:family="text">
      <style:text-properties officeooo:rsid="0021c264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24db34" style:font-style-asian="normal" style:font-style-complex="normal"/>
    </style:style>
    <style:style style:name="T65" style:family="text">
      <style:text-properties fo:font-style="normal" officeooo:rsid="0025c73f" style:font-style-asian="normal" style:font-style-complex="normal"/>
    </style:style>
    <style:style style:name="T66" style:family="text">
      <style:text-properties fo:font-style="normal" officeooo:rsid="0026f74e" style:font-style-asian="normal" style:font-style-complex="normal"/>
    </style:style>
    <style:style style:name="T67" style:family="text">
      <style:text-properties fo:font-style="normal" officeooo:rsid="003046a1" style:font-style-asian="normal" style:font-style-complex="normal"/>
    </style:style>
    <style:style style:name="T68" style:family="text">
      <style:text-properties fo:font-style="normal" officeooo:rsid="003139d1" style:font-style-asian="normal" style:font-style-complex="normal"/>
    </style:style>
    <style:style style:name="T69" style:family="text">
      <style:text-properties fo:font-style="normal" officeooo:rsid="00322814" style:font-style-asian="normal" style:font-style-complex="normal"/>
    </style:style>
    <style:style style:name="T70" style:family="text">
      <style:text-properties fo:font-style="normal" officeooo:rsid="003fd461" style:font-style-asian="normal" style:font-style-complex="normal"/>
    </style:style>
    <style:style style:name="T71" style:family="text">
      <style:text-properties fo:font-style="normal" officeooo:rsid="0040c743" style:font-style-asian="normal" style:font-style-complex="normal"/>
    </style:style>
    <style:style style:name="T72" style:family="text">
      <style:text-properties fo:font-style="normal" officeooo:rsid="004202de" style:font-style-asian="normal" style:font-style-complex="normal"/>
    </style:style>
    <style:style style:name="T7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024db34" style:font-style-asian="normal" style:font-style-complex="normal"/>
    </style:style>
    <style:style style:name="T76" style:family="text">
      <style:text-properties officeooo:rsid="00230ed4"/>
    </style:style>
    <style:style style:name="T77" style:family="text">
      <style:text-properties officeooo:rsid="0024db34"/>
    </style:style>
    <style:style style:name="T78" style:family="text">
      <style:text-properties officeooo:rsid="0026a962"/>
    </style:style>
    <style:style style:name="T79" style:family="text">
      <style:text-properties officeooo:rsid="0028a4e9"/>
    </style:style>
    <style:style style:name="T80" style:family="text">
      <style:text-properties officeooo:rsid="003046a1"/>
    </style:style>
    <style:style style:name="T81" style:family="text">
      <style:text-properties officeooo:rsid="0030d549"/>
    </style:style>
    <style:style style:name="T82" style:family="text">
      <style:text-properties officeooo:rsid="003139d1"/>
    </style:style>
    <style:style style:name="T83" style:family="text">
      <style:text-properties officeooo:rsid="00322814"/>
    </style:style>
    <style:style style:name="T84" style:family="text">
      <style:text-properties officeooo:rsid="0037a368"/>
    </style:style>
    <style:style style:name="T85" style:family="text">
      <style:text-properties officeooo:rsid="003fd461"/>
    </style:style>
    <style:style style:name="T86" style:family="text">
      <style:text-properties officeooo:rsid="0040c743"/>
    </style:style>
    <style:style style:name="T87" style:family="text">
      <style:text-properties officeooo:rsid="004202de"/>
    </style:style>
    <style:style style:name="T88" style:family="text">
      <style:text-properties officeooo:rsid="0046f25a"/>
    </style:style>
    <style:style style:name="T89" style:family="text">
      <style:text-properties officeooo:rsid="0047991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tab/>O código-fonte foi separado em em módulos assim será mais fácil analisar, documentar e manter toda a estrutura. Detalharemos agora cada módulo (função) do código-fonte:</text:p>
      <text:p text:style-name="P19"/>
      <text:p text:style-name="P14">→<text:span text:style-name="T84"> </text:span><text:s/>aloc_int </text:p>
      <text:p text:style-name="P35"><text:span text:style-name="T1"><text:tab/></text:span><text:span text:style-name="T78">Essa função irá alocar dinamicamente a matriz principal do programa. </text:span><text:span text:style-name="T85">Isso significa dizer que ela irá ter um custo assintótico de espaço de </text:span><text:span text:style-name="T19">O(n²)</text:span><text:span text:style-name="T85">, pois terei uma matriz </text:span><text:span text:style-name="T19">nxn</text:span><text:span text:style-name="T85"> onde será alocado cada posição uma única vez. </text:span></text:p>
      <text:p text:style-name="P35"><text:span text:style-name="T85"><text:tab/>Como o procedimentos para a alocação requer apenas uma passagem de </text:span><text:span text:style-name="T19">0 </text:span><text:span text:style-name="T70">a</text:span><text:span text:style-name="T19"> n-1</text:span><text:span text:style-name="T85">, em tempo teremos então, o custo de </text:span><text:span text:style-name="T19">O(n)</text:span><text:span text:style-name="T85">. </text:span><text:span text:style-name="T78">(Obs.: a matriz é alocada com “calloc”, isso significa que ela já está preenchida inteiramente com o valor “0”.)</text:span></text:p>
      <text:p text:style-name="P20"><text:tab/><text:span text:style-name="T62">O custo assintótico para essa função é,</text:span></text:p>
      <text:p text:style-name="P20"><text:tab/><text:tab/><text:span text:style-name="T83">em tempo,</text:span></text:p>
      <text:p text:style-name="P20"><text:tab/><text:tab/><text:tab/><draw:frame draw:style-name="fr2" draw:name="Objeto8" text:anchor-type="as-char" svg:y="-0.386cm" svg:width="1.6cm" svg:height="0.542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 = </text:span><text:span text:style-name="T37"><text:s/></text:span><text:span text:style-name="T35">O(n) </text:span></text:p>
      <text:p text:style-name="P20"><text:span text:style-name="T8"><text:tab/><text:tab/></text:span><text:span text:style-name="T58">em espaço,</text:span></text:p>
      <text:p text:style-name="P26"><text:span text:style-name="T66"><text:tab/><text:tab/><text:tab/></text:span><text:span text:style-name="T66"><draw:frame draw:style-name="fr2" draw:name="Objeto9" text:anchor-type="as-char" svg:y="-0.386cm" svg:width="1.633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 = </text:span><text:span text:style-name="T37"><text:s/></text:span><text:span text:style-name="T35">O(</text:span><text:span text:style-name="T38">n²</text:span><text:span text:style-name="T35">) </text:span></text:p>
      <text:p text:style-name="P14"/>
      <text:p text:style-name="P14">→<text:span text:style-name="T84"> </text:span>free_aloc_int </text:p>
      <text:p text:style-name="P20"><text:tab/><text:span text:style-name="T62">Essa função </text:span><text:span text:style-name="T76">irá </text:span><text:span text:style-name="T62">desloca</text:span><text:span text:style-name="T76">r </text:span><text:span text:style-name="T62">a matriz </text:span><text:span text:style-name="T76">principal do programa, </text:span><text:span text:style-name="T85">para isso teremos o processo inverso descrito em “aloc_int”, então em tempo também teremos </text:span><text:span text:style-name="T19">O(n)</text:span><text:span text:style-name="T70">, como não há nenhum espaço alocado nesse módulo, o custo será constante isso é, </text:span><text:span text:style-name="T19">O(1)</text:span><text:span text:style-name="T70">.</text:span></text:p>
      <text:p text:style-name="P20"><text:tab/><text:span text:style-name="T62">O custo assintótico para essa função é,</text:span><text:tab/><text:tab/></text:p>
      <text:p text:style-name="P20"><text:tab/><text:tab/><text:span text:style-name="T83">em tempo,</text:span></text:p>
      <text:p text:style-name="P20"><text:tab/><text:tab/><text:tab/><draw:frame draw:style-name="fr2" draw:name="Objeto10" text:anchor-type="as-char" svg:y="-0.386cm" svg:width="1.515cm" svg:height="0.542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= </text:span><text:span text:style-name="T37"><text:s/></text:span><text:span text:style-name="T35">O(n) </text:span></text:p>
      <text:p text:style-name="P20"><text:span text:style-name="T8"><text:tab/><text:tab/></text:span><text:span text:style-name="T58">em espaço,</text:span></text:p>
      <text:p text:style-name="P20"><text:span text:style-name="T58"><text:tab/><text:tab/><text:tab/></text:span><text:span text:style-name="T58"><draw:frame draw:style-name="fr2" draw:name="Objeto12" text:anchor-type="as-char" svg:y="-0.386cm" svg:width="1.55cm" svg:height="0.542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38">= O(</text:span><text:span text:style-name="T40">1</text:span><text:span text:style-name="T38">)</text:span></text:p>
      <text:p text:style-name="P1"/>
      <text:p text:style-name="P21"><text:span text:style-name="T4">→</text:span><text:span text:style-name="T7"> </text:span><text:span text:style-name="T4">rlc_binary</text:span> </text:p>
      <text:p text:style-name="P36"><text:span text:style-name="T1"><text:tab/></text:span><text:span text:style-name="T62">Essa função é o esqueleto de todo o código fonte, ela colhe todos os valores passados no arquivo em um vetor único </text:span><text:span text:style-name="T12">“numbers_arc” </text:span><text:span text:style-name="T20">(</text:span><text:span text:style-name="T71">que possui um custo de espaço constante </text:span><text:span text:style-name="T20">O(1)</text:span><text:span text:style-name="T71">).</text:span><text:span text:style-name="T62"> </text:span><text:span text:style-name="T86">A</text:span><text:span text:style-name="T62">pós isso ela irá preencher somente a primeira linha e primeira coluna da <text:s/></text:span><text:span text:style-name="T12">“matriz_aloc” </text:span><text:span text:style-name="T86">(to custo dessa matriz </text:span><text:span text:style-name="T87">de espaço </text:span><text:span text:style-name="T86">já foi detalhado e definido em </text:span><text:span text:style-name="T20">“aloc_int”</text:span><text:span text:style-name="T71">, </text:span><text:span text:style-name="T72">o custo de tempo será detalhado posteriormente</text:span><text:span text:style-name="T86">) </text:span><text:span text:style-name="T62">com os valores passados como argumento na primeira linha do arquivo. A exemplo teremos:</text:span></text:p>
      <text:p text:style-name="P33"/>
      <text:p text:style-name="P13"><text:tab/><text:span text:style-name="T73">Arquivo de entrada:</text:span></text:p>
      <text:p text:style-name="P33">3 1 2 3</text:p>
      <text:p text:style-name="P33">1 1</text:p>
      <text:p text:style-name="P33">2 2</text:p>
      <text:p text:style-name="P33">3 3</text:p>
      <text:p text:style-name="P33"/>
      <text:p text:style-name="P33"><text:tab/><text:span text:style-name="T74">A </text:span><text:span text:style-name="T23">“matriz_aloc”</text:span><text:span text:style-name="T74"> terá o seguinte formato inicial: </text:span><text:span text:style-name="T75">(Obs.: como ela foi alocada com “calloc” ela já está preenchida com 0)</text:span></text:p>
      <text:p text:style-name="P33">0 1 2 3</text:p>
      <text:p text:style-name="P33">1 <text:span text:style-name="T77">0 0 0</text:span></text:p>
      <text:p text:style-name="P33">2 <text:span text:style-name="T77">0 0 0</text:span></text:p>
      <text:p text:style-name="P33">3 <text:span text:style-name="T77">0 0 0</text:span></text:p>
      <text:p text:style-name="P33"/>
      <text:p text:style-name="P33"><text:tab/><text:span text:style-name="T76">Apos isso teremos um</text:span><text:span text:style-name="T11"> “vetor_aux” </text:span><text:span text:style-name="T76">no qual será armazenado apenas os pares ordenados, </text:span><text:span text:style-name="T87">esse vetor é linear e alocado dinamicamente consumindo um espaço de </text:span><text:span text:style-name="T21">O(n)</text:span><text:span text:style-name="T87"> e tempo de </text:span><text:span text:style-name="T21">O(1)</text:span><text:span text:style-name="T87"> pois como é uma alocação linear, o tempo será constante independente da entrada</text:span><text:span text:style-name="T76">. Assim quando obtivermos esse vetor, teremos os vetores </text:span><text:span text:style-name="T11">“par_eixo_x” </text:span><text:span text:style-name="T76">e </text:span><text:span text:style-name="T11">“par_eixo_y”</text:span><text:span text:style-name="T76"> onde ficarão respectivamente <text:s/>os </text:span><text:soft-page-break/><text:span text:style-name="T76">valores de x e y de forma sincronizada, ou seja, a posição 0 dos dois vetores terá exatamente no nosso exemplo de entrada os valores (1,1), </text:span><text:span text:style-name="T87">esses dois pares terão o mesmo custo de tempo e espaço do </text:span><text:span text:style-name="T21">“vetor_aux”</text:span><text:span text:style-name="T87">, já definidos anteriormente.</text:span></text:p>
      <text:p text:style-name="P33"><text:tab/><text:span text:style-name="T77">Por fim, os vetores </text:span><text:span text:style-name="T11">“par_eixo_x” </text:span><text:span text:style-name="T76">e </text:span><text:span text:style-name="T11">“par_eixo_y” </text:span><text:span text:style-name="T64">irão percorrer toda a matriz </text:span><text:span text:style-name="T13">“matriz_aloc” </text:span><text:span text:style-name="T64">computando os pares e preenchendo-os com o valor “1”, desse modo ficaremos com a seguinte matriz:</text:span></text:p>
      <text:p text:style-name="P33"/>
      <text:p text:style-name="P33">0 1 2 3</text:p>
      <text:p text:style-name="P33">1 <text:span text:style-name="T77">1 0 0</text:span></text:p>
      <text:p text:style-name="P33">2 <text:span text:style-name="T77">0 1 0</text:span></text:p>
      <text:p text:style-name="P9">3 0 0 1</text:p>
      <text:p text:style-name="P9"><text:tab/><text:span text:style-name="T87">Note que para o preenchimento dessa matriz, é necessário passar </text:span><text:span text:style-name="T21">n vezes</text:span><text:span text:style-name="T87"> em cada posição da minha matriz </text:span><text:span text:style-name="T21">nxn</text:span><text:span text:style-name="T87">, logo o custo assintótico de tempo gasto nessa parte será </text:span><text:span text:style-name="T21">O(n³)</text:span><text:span text:style-name="T87">.</text:span></text:p>
      <text:p text:style-name="P27"><text:span text:style-name="T64"><text:tab/>O custo assintótico desse módulo é dado </text:span><text:span text:style-name="T65">por,</text:span></text:p>
      <text:p text:style-name="P27"><text:span text:style-name="T65"><text:tab/></text:span><text:span text:style-name="T67">Em tempo,</text:span></text:p>
      <text:p text:style-name="P27"><text:span text:style-name="T64"><text:tab/><text:tab/></text:span><text:span text:style-name="T64"><draw:frame draw:style-name="fr2" draw:name="Objeto13" text:anchor-type="as-char" svg:y="-0.386cm" svg:width="1.337cm" svg:height="0.54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= O(n³)</text:span></text:p>
      <text:p text:style-name="P27"><text:span text:style-name="T14"><text:tab/></text:span><text:span text:style-name="T67">Em espaço,</text:span></text:p>
      <text:p text:style-name="P15"><text:span text:style-name="T59"><text:tab/><text:tab/></text:span><text:span text:style-name="T59"><draw:frame draw:style-name="fr2" draw:name="Objeto14" text:anchor-type="as-char" svg:y="-0.386cm" svg:width="1.371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8">= O(n²)</text:span></text:p>
      <text:p text:style-name="P2"/>
      <text:p text:style-name="P16">→<text:span text:style-name="T84"> </text:span>reflexiva </text:p>
      <text:p text:style-name="P25"><text:tab/><text:span text:style-name="T30">Def</text:span><text:span text:style-name="T31">inição</text:span><text:span text:style-name="T2">: </text:span><text:span text:style-name="T2"><draw:frame draw:style-name="fr2" draw:name="Objeto2" text:anchor-type="as-char" svg:y="-0.386cm" svg:width="6.1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4"><text:tab/>Essa função verifica <text:span text:style-name="T3">se a diagonal principal está inteiramente preenchida com o valor “1”.</text:span></text:p>
      <text:p text:style-name="P34"><text:tab/><text:span text:style-name="T87">Como é necessário verificar cada posição da matriz nxn, teremos um custo assintótico de tempo representado por </text:span><text:span text:style-name="T21">O(n²)</text:span><text:span text:style-name="T87"> e como não há nenhuma alocação teremos custo constante de espaço, ou seja, </text:span><text:span text:style-name="T21">O(1)</text:span><text:span text:style-name="T87">.</text:span></text:p>
      <text:p text:style-name="P34"><text:tab/><text:span text:style-name="T3">O custo assintótico para essa função é:</text:span></text:p>
      <text:p text:style-name="P34"><text:tab/><text:tab/><text:span text:style-name="T82">em tempo,</text:span></text:p>
      <text:p text:style-name="P34"><text:tab/><text:tab/><text:tab/><draw:frame draw:style-name="fr2" draw:name="Objeto17" text:anchor-type="as-char" svg:y="-0.386cm" svg:width="1.376cm" svg:height="0.542cm" draw:z-index="14"><draw:object xlink:href="./Object 17" xlink:type="simple" xlink:show="embed" xlink:actuate="onLoad"/><draw:image xlink:href="./ObjectReplacements/Object 17" xlink:type="simple" xlink:show="embed" xlink:actuate="onLoad"/></draw:frame><text:span text:style-name="T12">= </text:span><text:span text:style-name="T10">O(n²) </text:span></text:p>
      <text:p text:style-name="P34"><text:span text:style-name="T10"><text:tab/><text:tab/></text:span><text:span text:style-name="T68">em espaço,</text:span></text:p>
      <text:p text:style-name="P28"><text:tab/><text:tab/><text:tab/><text:span text:style-name="T2"><draw:frame draw:style-name="fr2" draw:name="Objeto20" text:anchor-type="as-char" svg:y="-0.386cm" svg:width="1.409cm" svg:height="0.542cm" draw:z-index="15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12">= </text:span><text:span text:style-name="T10">O(</text:span><text:span text:style-name="T18">1</text:span><text:span text:style-name="T10">)</text:span></text:p>
      <text:p text:style-name="P11"/>
      <text:p text:style-name="P16">→<text:span text:style-name="T84"> </text:span>irreflexiva </text:p>
      <text:p text:style-name="P22"><text:tab/><text:span text:style-name="T30">Def</text:span><text:span text:style-name="T31">inição</text:span><text:span text:style-name="T2">: </text:span><text:span text:style-name="T2"><draw:frame draw:style-name="fr2" draw:name="Objeto1" text:anchor-type="as-char" svg:y="-0.386cm" svg:width="6.387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9"><text:span text:style-name="T45"><text:tab/></text:span><text:span text:style-name="T46">Essa função verifica </text:span><text:span text:style-name="T44">se a diagonal principal </text:span><text:span text:style-name="T47">possui algum valor diferente de “1”.</text:span></text:p>
      <text:p text:style-name="P29"><text:span text:style-name="T47"><text:tab/></text:span><text:span text:style-name="T50">Custo assintótico de tempo e espaço já detalhados em </text:span><text:span text:style-name="T41">“reflexiva”</text:span><text:span text:style-name="T50">.</text:span></text:p>
      <text:p text:style-name="P5"><text:span text:style-name="T2"><text:tab/></text:span><text:span text:style-name="T3">O custo assintótico para essa função é:</text:span></text:p>
      <text:p text:style-name="P5"><text:tab/><text:tab/><text:span text:style-name="T82">em tempo,</text:span><text:tab/></text:p>
      <text:p text:style-name="P17"><text:span text:style-name="T35"><text:tab/><text:tab/><text:tab/></text:span><text:span text:style-name="T35"><draw:frame draw:style-name="fr2" draw:name="Objeto18" text:anchor-type="as-char" svg:y="-0.386cm" svg:width="1.316cm" svg:height="0.542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7"> = </text:span><text:span text:style-name="T35">O(n²)</text:span></text:p>
      <text:p text:style-name="P17"><text:span text:style-name="T10"><text:tab/><text:tab/></text:span><text:span text:style-name="T57">em espaço,</text:span></text:p>
      <text:p text:style-name="P18"><text:tab/><text:tab/><text:tab/><draw:frame draw:style-name="fr2" draw:name="Objeto15" text:anchor-type="as-char" svg:y="-0.386cm" svg:width="1.349cm" svg:height="0.542cm" draw:z-index="17"><draw:object xlink:href="./Object 15" xlink:type="simple" xlink:show="embed" xlink:actuate="onLoad"/><draw:image xlink:href="./ObjectReplacements/Object 15" xlink:type="simple" xlink:show="embed" xlink:actuate="onLoad"/></draw:frame><text:span text:style-name="T12">= </text:span><text:span text:style-name="T35">O(</text:span><text:span text:style-name="T39">1</text:span><text:span text:style-name="T35">)</text:span><text:span text:style-name="T18"> </text:span></text:p>
      <text:p text:style-name="P16"/>
      <text:p text:style-name="P16"><text:span text:style-name="T3">→</text:span><text:span text:style-name="T84"> </text:span><text:span text:style-name="T3">simetrica </text:span></text:p>
      <text:p text:style-name="P22"><text:tab/><text:span text:style-name="T30">Def</text:span><text:span text:style-name="T31">inição</text:span><text:span text:style-name="T2">: </text:span><text:span text:style-name="T2"><draw:frame draw:style-name="fr2" draw:name="Objeto4" text:anchor-type="as-char" svg:y="-0.386cm" svg:width="10.312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text:tab/><text:span text:style-name="T2">Essa função verifica </text:span><text:span text:style-name="T3">se </text:span><text:span text:style-name="T60">o elemento da matriz[i][j] == matriz[j][i] para toda a matriz.</text:span></text:p>
      <text:p text:style-name="P42"><text:tab/><text:span text:style-name="T87">Custo assintótico de tempo e espaço já detalhados em </text:span><text:span text:style-name="T21">“reflexiva”</text:span><text:span text:style-name="T87">.</text:span></text:p>
      <text:p text:style-name="P5"><text:span text:style-name="T2"><text:tab/></text:span><text:span text:style-name="T3">O custo assintótico para essa função é,</text:span></text:p>
      <text:p text:style-name="P5"><text:tab/><text:tab/><text:span text:style-name="T82">em tempo,</text:span><text:tab/></text:p>
      <text:p text:style-name="P17"><text:span text:style-name="T35"><text:tab/><text:tab/><text:tab/></text:span><text:span text:style-name="T35"><draw:frame draw:style-name="fr2" draw:name="Objeto19" text:anchor-type="as-char" svg:y="-0.386cm" svg:width="1.335cm" svg:height="0.54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7"> = </text:span><text:span text:style-name="T35">O(n²)</text:span><text:span text:style-name="T44"> </text:span></text:p>
      <text:p text:style-name="P17"><text:span text:style-name="T44"><text:tab/><text:tab/></text:span><text:span text:style-name="T49">em espaço,</text:span></text:p>
      <text:p text:style-name="P16"><text:tab/><text:tab/><text:tab/><draw:frame draw:style-name="fr2" draw:name="Objeto16" text:anchor-type="as-char" svg:y="-0.386cm" svg:width="1.371cm" svg:height="0.542cm" draw:z-index="19"><draw:object xlink:href="./Object 16" xlink:type="simple" xlink:show="embed" xlink:actuate="onLoad"/><draw:image xlink:href="./ObjectReplacements/Object 16" xlink:type="simple" xlink:show="embed" xlink:actuate="onLoad"/></draw:frame><text:span text:style-name="T39">= O(1)</text:span></text:p>
      <text:p text:style-name="P16"><text:soft-page-break/></text:p>
      <text:p text:style-name="P16">→<text:span text:style-name="T84"> </text:span>anti_simetrica </text:p>
      <text:p text:style-name="P22"><text:tab/><text:span text:style-name="T30">Def</text:span><text:span text:style-name="T31">inição</text:span><text:span text:style-name="T2">: </text:span><text:span text:style-name="T2"><draw:frame draw:style-name="fr2" draw:name="Objeto5" text:anchor-type="as-char" svg:y="-0.386cm" svg:width="12.622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9"><text:span text:style-name="T45"><text:tab/></text:span><text:span text:style-name="T46">Essa função verifica </text:span><text:span text:style-name="T44">se </text:span><text:span text:style-name="T47">o elemento da matriz[i][j] != matriz[j][i] <text:s/></text:span><text:span text:style-name="T48">a menos que i e j sejam iguais.</text:span></text:p>
      <text:p text:style-name="P38"><text:span text:style-name="T48"><text:tab/></text:span><text:span text:style-name="T50">Custo assintótico de tempo e espaço já detalhados em </text:span><text:span text:style-name="T41">“reflexiva”</text:span><text:span text:style-name="T50">.</text:span></text:p>
      <text:p text:style-name="P6"><text:span text:style-name="T2"><text:tab/></text:span><text:span text:style-name="T3">O custo assintótico para essa função é,</text:span></text:p>
      <text:p text:style-name="P6"><text:tab/><text:tab/><text:span text:style-name="T81">em tempo,</text:span></text:p>
      <text:p text:style-name="P17"><text:span text:style-name="T35"><text:tab/><text:tab/><text:tab/></text:span><text:span text:style-name="T35"><draw:frame draw:style-name="fr2" draw:name="Objeto22" text:anchor-type="as-char" svg:y="-0.386cm" svg:width="1.522cm" svg:height="0.542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37">= </text:span><text:span text:style-name="T35">O(n²)</text:span><text:span text:style-name="T44"> </text:span></text:p>
      <text:p text:style-name="P16"><text:tab/><text:tab/><text:span text:style-name="T52">em espaço,</text:span></text:p>
      <text:p text:style-name="P16"><text:span text:style-name="T52"><text:tab/><text:tab/><text:tab/></text:span><text:span text:style-name="T52"><draw:frame draw:style-name="fr2" draw:name="Objeto21" text:anchor-type="as-char" svg:y="-0.386cm" svg:width="1.556cm" svg:height="0.542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42">= O(1)</text:span><text:span text:style-name="T52"><text:tab/><text:tab/></text:span></text:p>
      <text:p text:style-name="P3"/>
      <text:p text:style-name="P16">→<text:span text:style-name="T84"> </text:span>assimetrica </text:p>
      <text:p text:style-name="P22"><text:tab/><text:span text:style-name="T30">Def</text:span><text:span text:style-name="T31">inição</text:span><text:span text:style-name="T2">: </text:span><text:span text:style-name="T2"><draw:frame draw:style-name="fr2" draw:name="Objeto6" text:anchor-type="as-char" svg:y="-0.386cm" svg:width="10.312cm" svg:height="0.50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tab/><text:span text:style-name="T2">Essa função verifica </text:span><text:span text:style-name="T3">se </text:span><text:span text:style-name="T60">o elemento da matriz[i][j] != matriz[j][i] . </text:span><text:span text:style-name="T61">Se i = j, então não pode haver conexão.</text:span></text:p>
      <text:p text:style-name="P7"><text:tab/><text:span text:style-name="T87">Nesse caso, como há somente verificação de condicionais, custo de tempo e espaço são constantes.</text:span></text:p>
      <text:p text:style-name="P5"><text:span text:style-name="T2"><text:tab/></text:span><text:span text:style-name="T3">O custo assintótico para essa função é,</text:span></text:p>
      <text:p text:style-name="P5"><text:tab/><text:tab/><text:span text:style-name="T82">em tempo,</text:span><text:tab/></text:p>
      <text:p text:style-name="P29"><text:span text:style-name="T35"><text:tab/><text:tab/><text:tab/></text:span><text:span text:style-name="T35"><draw:frame draw:style-name="fr2" draw:name="Objeto23" text:anchor-type="as-char" svg:y="-0.386cm" svg:width="1.406cm" svg:height="0.542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7">= </text:span><text:span text:style-name="T36">O(1)</text:span></text:p>
      <text:p text:style-name="P29"><text:span text:style-name="T36"><text:tab/><text:tab/></text:span><text:span text:style-name="T57">em espaço,</text:span></text:p>
      <text:p text:style-name="P28"><text:span text:style-name="T57"><text:tab/><text:tab/><text:tab/></text:span><text:span text:style-name="T57"><draw:frame draw:style-name="fr2" draw:name="Objeto24" text:anchor-type="as-char" svg:y="-0.386cm" svg:width="1.439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 = </text:span><text:span text:style-name="T36">O(1)</text:span></text:p>
      <text:p text:style-name="P16"/>
      <text:p text:style-name="P16">→<text:span text:style-name="T84"> </text:span>transitiva </text:p>
      <text:p text:style-name="P22"><text:tab/><text:span text:style-name="T30">Def</text:span><text:span text:style-name="T31">inição</text:span><text:span text:style-name="T2">: </text:span><text:span text:style-name="T2"><draw:frame draw:style-name="fr2" draw:name="Objeto7" text:anchor-type="as-char" svg:y="-0.386cm" svg:width="12.721cm" svg:height="0.50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9"><text:span text:style-name="T45"><text:tab/></text:span><text:span text:style-name="T46">Essa função verifica </text:span><text:span text:style-name="T44">se </text:span><text:span text:style-name="T48">a </text:span><text:span text:style-name="T48"><draw:frame draw:style-name="fr2" draw:name="Objeto11" text:anchor-type="as-char" svg:y="-0.377cm" svg:width="9.648cm" svg:height="0.482cm" draw:z-index="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9"><text:span text:style-name="T48"><text:tab/></text:span><text:span text:style-name="T50">Como precisamos analisar as posições </text:span><text:span text:style-name="T41">x,y, z</text:span><text:span text:style-name="T50"> em uma matriz </text:span><text:span text:style-name="T41">nxn</text:span><text:span text:style-name="T50"> é necessário passar </text:span><text:span text:style-name="T41">n vezes</text:span><text:span text:style-name="T50"> por toda a matriz, isso significa que teremos um custo de </text:span><text:span text:style-name="T41">nxnxn</text:span><text:span text:style-name="T50"> o que pode ser representado por </text:span><text:span text:style-name="T41">O(n³)</text:span><text:span text:style-name="T50">.</text:span></text:p>
      <text:p text:style-name="P8"><text:span text:style-name="T2"><text:tab/></text:span><text:span text:style-name="T3">O custo assintótico para essa função é,</text:span></text:p>
      <text:p text:style-name="P8"><text:tab/><text:tab/><text:span text:style-name="T80">em tempo,</text:span><text:tab/></text:p>
      <text:p text:style-name="P17"><text:span text:style-name="T35"><text:tab/><text:tab/><text:tab/></text:span><text:span text:style-name="T35"><draw:frame draw:style-name="fr2" draw:name="Objeto25" text:anchor-type="as-char" svg:y="-0.386cm" svg:width="1.558cm" svg:height="0.542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37"> = </text:span><text:span text:style-name="T35">O(n³)</text:span><text:span text:style-name="T44"> </text:span></text:p>
      <text:p text:style-name="P23"><text:span text:style-name="T4"><text:tab/></text:span><text:span text:style-name="T51"><text:tab/>e</text:span><text:span text:style-name="T53">m </text:span><text:span text:style-name="T51">espaço,</text:span></text:p>
      <text:p text:style-name="P30"><text:span text:style-name="T51"><text:tab/><text:tab/><text:tab/></text:span><text:span text:style-name="T51"><draw:frame draw:style-name="fr2" draw:name="Objeto26" text:anchor-type="as-char" svg:y="-0.386cm" svg:width="1.591cm" svg:height="0.54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37"> = </text:span><text:span text:style-name="T35">O(</text:span><text:span text:style-name="T39">1</text:span><text:span text:style-name="T35">)</text:span><text:span text:style-name="T44"> </text:span><text:span text:style-name="T5"><text:tab/></text:span></text:p>
      <text:p text:style-name="P16"/>
      <text:p text:style-name="P19"><text:span text:style-name="T6">→</text:span><text:span text:style-name="T7"> </text:span><text:span text:style-name="T6">m</text:span><text:span text:style-name="T4">ain <text:tab/></text:span></text:p>
      <text:p text:style-name="P31"><text:span text:style-name="T5"><text:tab/></text:span><text:span text:style-name="T54">A função main irá efetuar os procedimentos para que a saída esperada seja executada, isto é, analisar se </text:span><text:span text:style-name="T55">a</text:span><text:span text:style-name="T54"> entrada de dados corresponde a uma das relações propostas no trabalho. Caso seja falso, ela irá imprimir os pares ordenados que seriam capazes de tornar aquela entrada verdadeira.</text:span></text:p>
      <text:p text:style-name="P31"><text:span text:style-name="T54"><text:tab/></text:span><text:span text:style-name="T56">Detalhando o custo assintótico no bloco principal notamos que nada é alocado diretamente nele, isso acontece pois temos um módulo especifico que aloca a matriz, com isso o custo de espaço do modulo main é constante, representamos isso como </text:span><text:span text:style-name="T43">O(1)</text:span><text:span text:style-name="T56">. Em tempo, com a exceção da relação </text:span><text:span text:style-name="T43">“assimetrica”</text:span><text:span text:style-name="T56"> ,</text:span><text:span text:style-name="T43">“relação de equivalência”</text:span><text:span text:style-name="T56"> e </text:span><text:span text:style-name="T43">“relação de ordem parcial”</text:span><text:span text:style-name="T56">, todas as outras relações caso seja </text:span><text:span text:style-name="T43">falso</text:span><text:span text:style-name="T56"> é necessário verificar as posições da matriz </text:span><text:span text:style-name="T43">nxn</text:span><text:span text:style-name="T56"> para imprimir os pares ordenados que fariam aquela sentença ser verdadeira, com isso temos um custo de tempo de </text:span><text:span text:style-name="T43">O(n²)</text:span><text:span text:style-name="T56">, entretanto, na relação de transitividade, como trabalhamos com </text:span><text:span text:style-name="T43">três variáveis</text:span><text:span text:style-name="T56"> </text:span><text:span text:style-name="T43">(x,y,z)</text:span><text:span text:style-name="T56"> é necessário repetir o processo descrito acima </text:span><text:span text:style-name="T43">n vezes</text:span><text:span text:style-name="T56">, fazendo com que o custo de tempo dela <text:s/>especificamente seja </text:span><text:span text:style-name="T43">O(n³)</text:span><text:span text:style-name="T56">.</text:span></text:p>
      <text:p text:style-name="P4"/>
      <text:p text:style-name="P24"><text:tab/><text:span text:style-name="T79">O custo assintótico para essa função é,</text:span></text:p>
      <text:p text:style-name="P24"><text:soft-page-break/><text:tab/><text:tab/><text:span text:style-name="T83">em tempo,</text:span></text:p>
      <text:p text:style-name="P32"><text:span text:style-name="T15"><text:tab/><text:tab/><text:tab/></text:span><text:span text:style-name="T15"><draw:frame draw:style-name="fr2" draw:name="Objeto3" text:anchor-type="as-char" svg:y="-0.386cm" svg:width="1.7cm" svg:height="0.542cm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15">= </text:span><text:span text:style-name="T16">O(n³)</text:span></text:p>
      <text:p text:style-name="P32"><text:span text:style-name="T16"><text:tab/><text:tab/></text:span><text:span text:style-name="T69">em espaço,</text:span></text:p>
      <text:p text:style-name="P32"><text:span text:style-name="T17"><text:tab/><text:tab/><text:tab/></text:span><text:span text:style-name="T17"><draw:frame draw:style-name="fr2" draw:name="Objeto27" text:anchor-type="as-char" svg:y="-0.386cm" svg:width="1.736cm" svg:height="0.542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8">= O(</text:span><text:span text:style-name="T22">1</text:span><text:span text:style-name="T18">)</text:span></text:p>
      <text:p text:style-name="P12"/>
      <text:p text:style-name="P44"><text:tab/>Então, concluímos que o custo assintótico<text:span text:style-name="T88"> no pior caso</text:span> do código-fonte <text:span text:style-name="T9">“relacao.c”</text:span> <text:span text:style-name="T89">de tempo e espaço respectivamente </text:span>é da ordem de:</text:p>
      <text:p text:style-name="P44"><text:span text:style-name="T24"><text:tab/><text:tab/></text:span><text:span text:style-name="T24"><draw:frame draw:style-name="fr1" draw:name="Objeto28" text:anchor-type="as-char" svg:y="-0.386cm" svg:width="2.134cm" svg:height="0.54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7">= </text:span><text:span text:style-name="T24">O(n³) <text:s/></text:span></text:p>
      <text:p text:style-name="P44"><text:span text:style-name="T33"><text:tab/></text:span><text:span text:style-name="T32"><text:tab/></text:span><text:span text:style-name="T32"><draw:frame draw:style-name="fr1" draw:name="Objeto29" text:anchor-type="as-char" svg:y="-0.386cm" svg:width="2.168cm" svg:height="0.542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34">= </text:span><text:span text:style-name="T25">O(n²)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25T11:31:31.472731455</dc:date>
    <meta:editing-duration>PT1H56M45S</meta:editing-duration>
    <meta:editing-cycles>32</meta:editing-cycles>
    <meta:generator>LibreOffice/6.4.6.2$Linux_X86_64 LibreOffice_project/40$Build-2</meta:generator>
    <meta:document-statistic meta:table-count="0" meta:image-count="0" meta:object-count="29" meta:page-count="4" meta:paragraph-count="105" meta:word-count="1045" meta:character-count="5961" meta:non-whitespace-character-count="4860"/>
  </office:meta>
</office:document-meta>
</file>

<file path=Object 1/content.xml><?xml version="1.0" encoding="utf-8"?>
<math xmlns="http://www.w3.org/1998/Math/MathML" display="block">
  <semantics>
    <mrow>
      <mi>R</mi>
      <mi>é</mi>
      <mi mathvariant="italic">ir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irreflexiva dlrarrow forall x em A,( x,x ) notin R  </annotation>
  </semantics>
</math>
</file>

<file path=Object 10/content.xml><?xml version="1.0" encoding="utf-8"?>
<math xmlns="http://www.w3.org/1998/Math/MathML" display="block">
  <semantics>
    <mrow>
      <mi mathvariant="italic">free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free(n) _{ t }</annotation>
  </semantics>
</math>
</file>

<file path=Object 11/content.xml><?xml version="1.0" encoding="utf-8"?>
<math xmlns="http://www.w3.org/1998/Math/MathML" display="block">
  <semantics>
    <mrow>
      <mi mathvariant="italic">matriz</mi>
      <mrow>
        <mo fence="true" stretchy="false">[</mo>
        <mrow>
          <mi>i</mi>
        </mrow>
        <mo fence="true" stretchy="false">]</mo>
      </mrow>
      <mrow>
        <mo fence="true" stretchy="false">[</mo>
        <mrow>
          <mi>j</mi>
        </mrow>
        <mo fence="true" stretchy="false">]</mo>
      </mrow>
      <mtext>==</mtext>
      <mrow>
        <mn>1</mn>
        <mo stretchy="false">∧</mo>
        <mtext/>
      </mrow>
      <mi mathvariant="italic">matriz</mi>
      <mrow>
        <mo fence="true" stretchy="false">[</mo>
        <mrow>
          <mi>j</mi>
        </mrow>
        <mo fence="true" stretchy="false">]</mo>
      </mrow>
      <mrow>
        <mo fence="true" stretchy="false">[</mo>
        <mrow>
          <mi>z</mi>
        </mrow>
        <mo fence="true" stretchy="false">]</mo>
      </mrow>
      <mtext>==</mtext>
      <mrow>
        <mn>1</mn>
        <mo stretchy="false">∧</mo>
        <mtext/>
      </mrow>
      <mi mathvariant="italic">matriz</mi>
      <mrow>
        <mo fence="true" stretchy="false">[</mo>
        <mrow>
          <mi>i</mi>
        </mrow>
        <mo fence="true" stretchy="false">]</mo>
      </mrow>
      <mrow>
        <mo fence="true" stretchy="false">[</mo>
        <mrow>
          <mi>z</mi>
        </mrow>
        <mo fence="true" stretchy="false">]</mo>
      </mrow>
      <mtext>==</mtext>
      <mn>1</mn>
    </mrow>
    <annotation encoding="StarMath 5.0">matriz[i][j] "==" 1  and ""matriz[j][z] "==" 1 and ""matriz[i][z] "==" 1</annotation>
  </semantics>
</math>
</file>

<file path=Object 12/content.xml><?xml version="1.0" encoding="utf-8"?>
<math xmlns="http://www.w3.org/1998/Math/MathML" display="block">
  <semantics>
    <mrow>
      <mi mathvariant="italic">free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free(n)_{ e }</annotation>
  </semantics>
</math>
</file>

<file path=Object 13/content.xml><?xml version="1.0" encoding="utf-8"?>
<math xmlns="http://www.w3.org/1998/Math/MathML" display="block">
  <semantics>
    <mrow>
      <mi mathvariant="italic">rlc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rlc(n)_{ t }</annotation>
  </semantics>
</math>
</file>

<file path=Object 14/content.xml><?xml version="1.0" encoding="utf-8"?>
<math xmlns="http://www.w3.org/1998/Math/MathML" display="block">
  <semantics>
    <mrow>
      <mi mathvariant="italic">rlc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rlc(n) _{ e }</annotation>
  </semantics>
</math>
</file>

<file path=Object 15/content.xml><?xml version="1.0" encoding="utf-8"?>
<math xmlns="http://www.w3.org/1998/Math/MathML" display="block">
  <semantics>
    <mrow>
      <mi mathvariant="italic">irr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irr(n) _{ e }</annotation>
  </semantics>
</math>
</file>

<file path=Object 16/content.xml><?xml version="1.0" encoding="utf-8"?>
<math xmlns="http://www.w3.org/1998/Math/MathML" display="block">
  <semantics>
    <mrow>
      <mi mathvariant="italic">sm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sm(n)_{e}</annotation>
  </semantics>
</math>
</file>

<file path=Object 17/content.xml><?xml version="1.0" encoding="utf-8"?>
<math xmlns="http://www.w3.org/1998/Math/MathML" display="block">
  <semantics>
    <mrow>
      <mi mathvariant="italic">ref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ref(n)_{t}</annotation>
  </semantics>
</math>
</file>

<file path=Object 18/content.xml><?xml version="1.0" encoding="utf-8"?>
<math xmlns="http://www.w3.org/1998/Math/MathML" display="block">
  <semantics>
    <mrow>
      <mi mathvariant="italic">irr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irr(n)_{t}</annotation>
  </semantics>
</math>
</file>

<file path=Object 19/content.xml><?xml version="1.0" encoding="utf-8"?>
<math xmlns="http://www.w3.org/1998/Math/MathML" display="block">
  <semantics>
    <mrow>
      <mi mathvariant="italic">sm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sm(n)_{t}</annotation>
  </semantics>
</math>
</file>

<file path=Object 2/content.xml><?xml version="1.0" encoding="utf-8"?>
<math xmlns="http://www.w3.org/1998/Math/MathML" display="block">
  <semantics>
    <mrow>
      <mi>R</mi>
      <mi>é</mi>
      <mi mathvariant="italic">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 R é reflexiva dlrarrow forall x em A,(x,x) in R   </annotation>
  </semantics>
</math>
</file>

<file path=Object 20/content.xml><?xml version="1.0" encoding="utf-8"?>
<math xmlns="http://www.w3.org/1998/Math/MathML" display="block">
  <semantics>
    <mrow>
      <mi mathvariant="italic">ref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ref(n)_{e}</annotation>
  </semantics>
</math>
</file>

<file path=Object 21/content.xml><?xml version="1.0" encoding="utf-8"?>
<math xmlns="http://www.w3.org/1998/Math/MathML" display="block">
  <semantics>
    <mrow>
      <mi mathvariant="italic">anti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nti( n )_{ e }</annotation>
  </semantics>
</math>
</file>

<file path=Object 22/content.xml><?xml version="1.0" encoding="utf-8"?>
<math xmlns="http://www.w3.org/1998/Math/MathML" display="block">
  <semantics>
    <mrow>
      <mi mathvariant="italic">anti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nti(n)_{t}</annotation>
  </semantics>
</math>
</file>

<file path=Object 23/content.xml><?xml version="1.0" encoding="utf-8"?>
<math xmlns="http://www.w3.org/1998/Math/MathML" display="block">
  <semantics>
    <mrow>
      <mi mathvariant="italic">ass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ss( n )_{ t }</annotation>
  </semantics>
</math>
</file>

<file path=Object 24/content.xml><?xml version="1.0" encoding="utf-8"?>
<math xmlns="http://www.w3.org/1998/Math/MathML" display="block">
  <semantics>
    <mrow>
      <mi mathvariant="italic">ass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ss(n)_{e}</annotation>
  </semantics>
</math>
</file>

<file path=Object 25/content.xml><?xml version="1.0" encoding="utf-8"?>
<math xmlns="http://www.w3.org/1998/Math/MathML" display="block">
  <semantics>
    <mrow>
      <mi mathvariant="italic">tran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tran(n)_{ t }</annotation>
  </semantics>
</math>
</file>

<file path=Object 26/content.xml><?xml version="1.0" encoding="utf-8"?>
<math xmlns="http://www.w3.org/1998/Math/MathML" display="block">
  <semantics>
    <mrow>
      <mi mathvariant="italic">tran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tran(n)_{ e }</annotation>
  </semantics>
</math>
</file>

<file path=Object 27/content.xml><?xml version="1.0" encoding="utf-8"?>
<math xmlns="http://www.w3.org/1998/Math/MathML" display="block">
  <semantics>
    <mrow>
      <mi mathvariant="italic">main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main(n)_{ e }</annotation>
  </semantics>
</math>
</file>

<file path=Object 28/content.xml><?xml version="1.0" encoding="utf-8"?>
<math xmlns="http://www.w3.org/1998/Math/MathML" display="block">
  <semantics>
    <mrow>
      <mi mathvariant="italic">relacao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relacao( n )_{ t }</annotation>
  </semantics>
</math>
</file>

<file path=Object 29/content.xml><?xml version="1.0" encoding="utf-8"?>
<math xmlns="http://www.w3.org/1998/Math/MathML" display="block">
  <semantics>
    <mrow>
      <mi mathvariant="italic">relacao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relacao( n )_{ e }</annotation>
  </semantics>
</math>
</file>

<file path=Object 3/content.xml><?xml version="1.0" encoding="utf-8"?>
<math xmlns="http://www.w3.org/1998/Math/MathML" display="block">
  <semantics>
    <mrow>
      <mi mathvariant="italic">main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main( n )_{ t }</annotation>
  </semantics>
</math>
</file>

<file path=Object 4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simetrica dlrarrow forall x e y ""em A,""se ( x,y ) in R, "" então ( y,x ) in R</annotation>
  </semantics>
</math>
</file>

<file path=Object 5/content.xml><?xml version="1.0" encoding="utf-8"?>
<math xmlns="http://www.w3.org/1998/Math/MathML" display="block">
  <semantics>
    <mrow>
      <mi>R</mi>
      <mi>é</mi>
      <mi mathvariant="italic">anti</mi>
      <mtext>-</mtext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text/>
      <mi>e</mi>
      <mtext/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  <mi>,</mi>
      <mtext/>
      <mi mathvariant="italic">então</mi>
      <mtext/>
      <mrow>
        <mi>x</mi>
        <mo stretchy="false">=</mo>
        <mi>y</mi>
      </mrow>
    </mrow>
    <annotation encoding="StarMath 5.0">R é anti"-"simetrica dlrarrow forall x e y ""em A,""se ( x,y ) in R "" e""( y,x ) in R, "" então ""x = y </annotation>
  </semantics>
</math>
</file>

<file path=Object 6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simetrica dlrarrow forall x e y ""em A,""se ( x,y ) in R, "" então ( y,x ) notin R</annotation>
  </semantics>
</math>
</file>

<file path=Object 7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

<file path=Object 8/content.xml><?xml version="1.0" encoding="utf-8"?>
<math xmlns="http://www.w3.org/1998/Math/MathML" display="block">
  <semantics>
    <mrow>
      <mi mathvariant="italic">aloc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loc( n )_{ t }</annotation>
  </semantics>
</math>
</file>

<file path=Object 9/content.xml><?xml version="1.0" encoding="utf-8"?>
<math xmlns="http://www.w3.org/1998/Math/MathML" display="block">
  <semantics>
    <mrow>
      <mi mathvariant="italic">aloc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loc(n)_{ e }</annotation>
  </semantics>
</math>
</file>